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T1" style:family="text">
      <style:text-properties fo:color="#646464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5" style:family="text">
      <style:text-properties fo:color="#2a00ff"/>
    </style:style>
    <style:style style:name="T6" style:family="text">
      <style:text-properties fo:color="#2a00ff" style:font-name="Courier New" style:font-name-asian="Courier New" style:font-name-complex="Courier New"/>
    </style:style>
    <style:style style:name="T7" style:family="text">
      <style:text-properties fo:color="#2a00ff" style:font-name="Courier New" style:font-name-asian="Courier New" style:language-asian="zh" style:country-asian="CN" style:font-name-complex="Courier New"/>
    </style:style>
    <style:style style:name="T8" style:family="text">
      <style:text-properties fo:color="#0000c0" fo:font-style="italic" style:font-style-asian="italic" style:font-style-complex="italic"/>
    </style:style>
    <style:style style:name="T9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style:language-asian="zh" style:country-asian="CN"/>
    </style:style>
    <style:style style:name="T1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，模板开发（提供一个jsp的模版，改变那些数据显示的地方即可）</text:p>
      <text:p text:style-name="P1">2，利用注解开发的模式，进行无数据的映射，在sql中用特殊的的标记指明他是一个对象</text:p>
      <text:p text:style-name="P1">3，要修正数据库的rollback错误，产生错误时回滚不能正常进行</text:p>
      <text:p text:style-name="P1">4，多参数的问题</text:p>
      <text:p text:style-name="P1">5，返回json格式数据时的response的编码问题，这个是不能写死在程序中的</text:p>
      <text:p text:style-name="P1">6，外键关系的字段应该以对象取代，目前只是字段的值（至少映射到bean时会是这样，目前程序的处理是不直接使用这些值，而是在相应的bean中会查询出来这些对象）</text:p>
      <text:p text:style-name="P1">7，从action层传入数据为数组的情况，已经解决是对象问题（String），对于类型转换还没有做</text:p>
      <text:p text:style-name="P1">8，针对传入的是对象，由于对象可以是多个属性，但是sql中有时并不需要这么多属性，或者是对应不同的sql语句（如何在用不同的属性相应相应生成不同的sql调用）</text:p>
      <text:p text:style-name="P1"><text:span text:style-name="T1">@SQL</text:span><text:span text:style-name="T2">(sql = </text:span><text:span text:style-name="T5">"select ID as id,LabID as labId,AdminID as adminID,BatcherID as batcherID from LabToAdmin where BatcherID=#{batcherID} and AdminID=#{adminID}"</text:span><text:span text:style-name="T2">, sqlType = SQLTYPE.</text:span><text:span text:style-name="T8">SELECT</text:span><text:span text:style-name="T2">,paramType=</text:span><text:span text:style-name="T5">"com.cuc.beans.LabToAdmin"</text:span><text:span text:style-name="T2">,resultType=</text:span><text:span text:style-name="T5">"com.cuc.beans.LabToAdmin)"</text:span><text:span text:style-name="T2">)</text:span></text:p>
      <text:p text:style-name="P1"><text:span text:style-name="T3"><text:tab/></text:span><text:span text:style-name="T9">public</text:span><text:span text:style-name="T3"> </text:span><text:span text:style-name="T4">List</text:span><text:span text:style-name="T3"> obtainRelation(LabToAdmin labToAdmin);</text:span></text:p>
      <text:p text:style-name="P1">在这个方法中，其实可以只是一个参数而已，但是可以用来构造不同的sql语句，查询不同的结果.</text:p>
      <text:p text:style-name="Standard"><text:span text:style-name="T10">9，</text:span><text:span text:style-name="T7">insert into quantity(ID,Name) values (0,</text:span><text:a xlink:type="simple" xlink:href="mailto:'#%7B@name"><text:span text:style-name="T10">'#{@name</text:span></text:a><text:span text:style-name="T7">})第二个表示的是对象(即要求对象关联，类似于hibernate)</text:span></text:p>
      <text:p text:style-name="P1">10，模型驱动（action）</text:p>
      <text:p text:style-name="P1">11,关于更新对象（根据主键）</text:p>
      <text:p text:style-name="P1">12,action的session值<text:span text:style-name="T11">（不能再在action从request中取）</text:span></text:p>
      <text:p text:style-name="P1">13,dao层方法重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2H28M30S</meta:editing-duration>
    <meta:editing-cycles>28</meta:editing-cycles>
    <meta:generator>OpenOffice.org/3.3$Win32 OpenOffice.org_project/330m20$Build-9567</meta:generator>
    <dc:date>2011-10-07T11:02:04.04</dc:date>
    <dc:creator>starlee lee</dc:creator>
    <meta:document-statistic meta:table-count="0" meta:image-count="0" meta:object-count="0" meta:page-count="1" meta:paragraph-count="16" meta:word-count="283" meta:character-count="877"/>
    <meta:user-defined meta:name="Info 1"/>
    <meta:user-defined meta:name="Info 2"/>
    <meta:user-defined meta:name="Info 3"/>
    <meta:user-defined meta:name="Info 4"/>
  </office:meta>
</office:document-meta>
</file>